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/>
      <style:text-properties officeooo:rsid="001b2f8a" officeooo:paragraph-rsid="001b2f8a"/>
    </style:style>
    <style:style style:name="P2" style:family="paragraph" style:parent-style-name="Standard">
      <style:paragraph-properties fo:line-height="115%"/>
      <style:text-properties officeooo:rsid="001a9e5a" officeooo:paragraph-rsid="001a9e5a"/>
    </style:style>
    <style:style style:name="P3" style:family="paragraph" style:parent-style-name="Code">
      <style:paragraph-properties fo:line-height="115%"/>
      <style:text-properties officeooo:rsid="00990060" officeooo:paragraph-rsid="00990060"/>
    </style:style>
    <style:style style:name="P4" style:family="paragraph" style:parent-style-name="Code">
      <style:text-properties officeooo:rsid="00990060" officeooo:paragraph-rsid="00990060"/>
    </style:style>
    <style:style style:name="P5" style:family="paragraph" style:parent-style-name="Code">
      <style:text-properties officeooo:paragraph-rsid="00990060"/>
    </style:style>
    <style:style style:name="P6" style:family="paragraph" style:parent-style-name="Code">
      <style:text-properties fo:font-style="italic" officeooo:rsid="00990060" officeooo:paragraph-rsid="00990060" style:font-style-asian="italic" style:font-style-complex="italic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Standard" style:list-style-name="L1">
      <style:paragraph-properties fo:line-height="115%"/>
      <style:text-properties officeooo:rsid="0090be67" officeooo:paragraph-rsid="0090be67"/>
    </style:style>
    <style:style style:name="P9" style:family="paragraph" style:parent-style-name="Standard">
      <style:paragraph-properties fo:line-height="115%"/>
      <style:text-properties officeooo:rsid="0090be67" officeooo:paragraph-rsid="0090be67"/>
    </style:style>
    <style:style style:name="P10" style:family="paragraph" style:parent-style-name="Standard" style:list-style-name="L1">
      <style:paragraph-properties fo:line-height="115%"/>
      <style:text-properties officeooo:rsid="009253cc" officeooo:paragraph-rsid="009253cc"/>
    </style:style>
    <style:style style:name="P11" style:family="paragraph" style:parent-style-name="Standard">
      <style:paragraph-properties fo:line-height="115%"/>
      <style:text-properties officeooo:rsid="0093222f" officeooo:paragraph-rsid="0093222f"/>
    </style:style>
    <style:style style:name="P12" style:family="paragraph" style:parent-style-name="Standard">
      <style:paragraph-properties fo:line-height="115%"/>
      <style:text-properties officeooo:rsid="00990060" officeooo:paragraph-rsid="00990060"/>
    </style:style>
    <style:style style:name="P13" style:family="paragraph" style:parent-style-name="Standard">
      <style:paragraph-properties fo:line-height="115%"/>
      <style:text-properties officeooo:rsid="009ad398" officeooo:paragraph-rsid="009ad398"/>
    </style:style>
    <style:style style:name="P14" style:family="paragraph" style:parent-style-name="Standard">
      <style:paragraph-properties fo:line-height="115%"/>
      <style:text-properties officeooo:rsid="009ad398" officeooo:paragraph-rsid="0093c866"/>
    </style:style>
    <style:style style:name="P15" style:family="paragraph" style:parent-style-name="Text_20_body">
      <style:text-properties officeooo:rsid="009ce809" officeooo:paragraph-rsid="009ce809"/>
    </style:style>
    <style:style style:name="P16" style:family="paragraph" style:parent-style-name="Text_20_body">
      <style:text-properties officeooo:rsid="009d7cce" officeooo:paragraph-rsid="009ce809"/>
    </style:style>
    <style:style style:name="P17" style:family="paragraph" style:parent-style-name="Text_20_body">
      <style:text-properties officeooo:rsid="009d7cce" officeooo:paragraph-rsid="009f260d"/>
    </style:style>
    <style:style style:name="P18" style:family="paragraph" style:parent-style-name="Text_20_body">
      <style:text-properties officeooo:rsid="009f260d" officeooo:paragraph-rsid="009f260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9ad398" style:font-weight-asian="normal" style:font-weight-complex="normal"/>
    </style:style>
    <style:style style:name="T3" style:family="text">
      <style:text-properties fo:font-weight="normal" officeooo:rsid="009b319b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9b319b" style:font-weight-asian="bold" style:font-weight-complex="bold"/>
    </style:style>
    <style:style style:name="T6" style:family="text">
      <style:text-properties officeooo:rsid="002aa032"/>
    </style:style>
    <style:style style:name="T7" style:family="text">
      <style:text-properties officeooo:rsid="003131a5"/>
    </style:style>
    <style:style style:name="T8" style:family="text">
      <style:text-properties officeooo:rsid="0032a290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9b319b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9edf3c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9f260d" style:font-style-asian="italic" style:font-weight-asian="normal" style:font-style-complex="italic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90be67"/>
    </style:style>
    <style:style style:name="T15" style:family="text">
      <style:text-properties officeooo:rsid="0093c866"/>
    </style:style>
    <style:style style:name="T16" style:family="text">
      <style:text-properties fo:color="#81d41a" loext:opacity="100%"/>
    </style:style>
    <style:style style:name="T17" style:family="text">
      <style:text-properties officeooo:rsid="00980187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9b319b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9ce809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9edf3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f260d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9edf3c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9f260d" style:font-style-asian="normal" style:font-weight-asian="bold" style:font-style-complex="normal" style:font-weight-complex="bold"/>
    </style:style>
    <style:style style:name="T27" style:family="text">
      <style:text-properties officeooo:rsid="009b319b"/>
    </style:style>
    <style:style style:name="T28" style:family="text">
      <style:text-properties officeooo:rsid="009f260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<text:span text:style-name="T6">Dargon </text:span>Programming Language <text:span text:style-name="T14">Tutorial</text:span></text:p>
      <text:p text:style-name="P2"/>
      <text:p text:style-name="P2">Kyle Morris</text:p>
      <text:p text:style-name="P2"/>
      <text:p text:style-name="P2"><text:span text:style-name="T7">Version </text:span><text:span text:style-name="T8">0.1 alpha</text:span></text:p>
      <text:p text:style-name="P2"/>
      <text:p text:style-name="P1">Table of Contents:</text:p>
      <text:list xml:id="list923476651" text:style-name="L1">
        <text:list-item>
          <text:p text:style-name="P10">Hello World</text:p>
        </text:list-item>
        <text:list-item>
          <text:p text:style-name="P8">…</text:p>
        </text:list-item>
      </text:list>
      <text:p text:style-name="P9"/>
      <text:p text:style-name="P9"/>
      <text:h text:style-name="P7" text:outline-level="1">Hello World</text:h>
      <text:p text:style-name="P11">All great languages start with the famous “Hello World” program, <text:span text:style-name="T15">which </text:span>can tell you a lot about a language. Let’s take a look at Dargon’s:</text:p>
      <text:p text:style-name="P11"/>
      <text:p text:style-name="P6"><text:span text:style-name="T18"># </text:span>hello.dargon</text:p>
      <text:p text:style-name="P6"/>
      <text:p text:style-name="Code">print “Hello World!”</text:p>
      <text:p text:style-name="Code"/>
      <text:p text:style-name="P11"/>
      <text:p text:style-name="P11">This program says “take the string of characters ‘Hello World!’ and print it to the standard output”. <text:span text:style-name="T15">Save this to a file named “hello.dargon” and then run it with </text:span><text:span text:style-name="T17">the Dargon Interpreter (DIR). Note that the file extension “dargon” is not required:</text:span></text:p>
      <text:p text:style-name="P11"/>
      <text:p text:style-name="Code"><text:span text:style-name="T16">tutorial:~$</text:span> ./dargon hello</text:p>
      <text:p text:style-name="Code">Hello World!</text:p>
      <text:p text:style-name="Code"/>
      <text:p text:style-name="Code"><text:span text:style-name="T16">tutorial:~$</text:span> </text:p>
      <text:p text:style-name="P14"><text:span text:style-name="T1"/></text:p>
      <text:h text:style-name="Heading_20_1" text:outline-level="1">Functions <text:span text:style-name="T27">and Variables</text:span></text:h>
      <text:p text:style-name="P12"><text:span text:style-name="T1">Let’s take another look at the </text:span><text:span text:style-name="T2">Hello World code:</text:span></text:p>
      <text:p text:style-name="P12"><text:span text:style-name="T1"/></text:p>
      <text:p text:style-name="P4"># <text:span text:style-name="T13">hello.dargon</text:span></text:p>
      <text:p text:style-name="P4"><text:span text:style-name="T13"/></text:p>
      <text:p text:style-name="P5">print “Hello World!”</text:p>
      <text:p text:style-name="P3"><text:span text:style-name="T1"/></text:p>
      <text:p text:style-name="P12"><text:span text:style-name="T1"/></text:p>
      <text:p text:style-name="P13"><text:span text:style-name="T1">Dargon is not magic (sort of), in that because you type “print”, does not mean it automatically knows to print to the standard output. What’s really going on is </text:span><text:span text:style-name="T4">print</text:span><text:span text:style-name="T1"> is a standard, global </text:span><text:span text:style-name="T4">function</text:span><text:span text:style-name="T1"> available to all Dargon scripts by default. What is shown in the simple Hello World example is a single </text:span><text:span text:style-name="T4">statement</text:span><text:span text:style-name="T1"> (i.e. a piece of code that performs a task) which executes the </text:span><text:span text:style-name="T4">print</text:span><text:span text:style-name="T1"> function whose input is the string </text:span><text:span text:style-name="T4">literal</text:span><text:span text:style-name="T1"> <text:s/>(i.e. a piece of code that has a direct, constant meaning) “Hello World”.</text:span></text:p>
      <text:p text:style-name="P13"><text:span text:style-name="T1"/></text:p>
      <text:p text:style-name="Text_20_body"><text:span text:style-name="T1">A </text:span><text:span text:style-name="T4">function</text:span><text:span text:style-name="T1"> is a special block declaration with 0 or more inputs, followed by 0 or more outputs. Functions have their own </text:span><text:span text:style-name="T4">scope</text:span><text:span text:style-name="T1">, meaning</text:span><text:span text:style-name="T4"> </text:span><text:span text:style-name="T1">that </text:span><text:span text:style-name="T5">declarations</text:span><text:span text:style-name="T3">, </text:span><text:span text:style-name="T5">statements</text:span><text:span text:style-name="T3">, and </text:span><text:span text:style-name="T5">expressions</text:span><text:span text:style-name="T3"> are all limited to the contents of the function, and cannot use anything from </text:span><text:span text:style-name="T10">outside</text:span><text:span text:style-name="T20"> the function (unless it’s a specified </text:span><text:span text:style-name="T10">input</text:span><text:span text:style-name="T20">). </text:span><text:span text:style-name="T21">Dargon’s scoping rules will be clarified later.</text:span></text:p>
      <text:p text:style-name="P15"><text:span text:style-name="T19">For now, let’s create a new file named “MathUtils.dargon” and start building some basic math functions:</text:span></text:p>
      <text:p text:style-name="P15"><text:span text:style-name="T19"/></text:p>
      <text:p text:style-name="P15"><text:span text:style-name="T19"/></text:p>
      <text:p text:style-name="P15"><text:soft-page-break/><text:span text:style-name="T19"/></text:p>
      <text:p text:style-name="Code"><text:span text:style-name="T19"># </text:span><text:span text:style-name="T9">MathUtils.dargon</text:span></text:p>
      <text:p text:style-name="Code"><text:span text:style-name="T9"/></text:p>
      <text:p text:style-name="Code">fun addOne (<text:span text:style-name="T28">int </text:span>a -&gt; int) {</text:p>
      <text:p text:style-name="Code"><text:s text:c="3"/>-&gt; a + 1</text:p>
      <text:p text:style-name="Code">}</text:p>
      <text:p text:style-name="Code"/>
      <text:p text:style-name="P16"><text:span text:style-name="T22"/></text:p>
      <text:p text:style-name="P17"><text:span text:style-name="T22">So far, this file is </text:span><text:span text:style-name="T25">declaring</text:span><text:span text:style-name="T22"> a function named “addOne”. It takes only 1 input: an </text:span><text:span text:style-name="T25">integer</text:span><text:span text:style-name="T22"> named “a” and returns 1 </text:span><text:span text:style-name="T25">integer </text:span><text:span text:style-name="T22">output. </text:span><text:span text:style-name="T23">This can be seen in the parenthesis next to the function name, and is read as “integer ‘a’ is the input, and the function returns a resulting integer”.</text:span></text:p>
      <text:p text:style-name="P17"><text:span text:style-name="T22">The curly braces (“{“ and “}”) are then used to show what lies </text:span><text:span text:style-name="T11">inside</text:span><text:span text:style-name="T22"> this function. </text:span><text:span text:style-name="T23">In this case, a single line of code. The syntax “ -&gt; “ means that the following </text:span><text:span text:style-name="T26">expression </text:span><text:span text:style-name="T23">will be sent </text:span><text:span text:style-name="T12">out</text:span><text:span text:style-name="T23"> of the function as its output. The expression in this case is “a + 1”.</text:span></text:p>
      <text:p text:style-name="P18"><text:span text:style-name="T23">D</text:span><text:span text:style-name="T19">argon has a unique take on functions, and they are in fact their own types in the language. For example, the type of “addOne” would be written out as “fun(int→int)”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EBNF" style:family="paragraph" style:parent-style-name="Standard">
      <loext:graphic-properties draw:fill="solid" draw:fill-color="#666666" draw:opacity="100%"/>
      <style:paragraph-properties fo:margin-left="0in" fo:margin-right="0in" fo:line-height="115%" fo:text-indent="0in" style:auto-text-indent="false" fo:background-color="#666666"/>
      <style:text-properties fo:color="#ffffff" loext:opacity="100%" fo:font-style="normal" fo:font-weight="normal" officeooo:rsid="003c2da4" style:font-style-asian="normal" style:font-weight-asian="normal" style:font-style-complex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Standard">
      <loext:graphic-properties draw:fill="solid" draw:fill-color="#333333" draw:opacity="100%"/>
      <style:paragraph-properties fo:background-color="#333333"/>
      <style:text-properties style:font-name="FreeMono" fo:font-family="FreeMono" style:font-family-generic="modern" style:font-pitch="fixed" officeooo:rsid="004a53a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5T21:52:09.812000000</meta:creation-date>
    <dc:date>2023-09-04T13:41:35.557140779</dc:date>
    <meta:editing-duration>PT4H39M20S</meta:editing-duration>
    <meta:editing-cycles>120</meta:editing-cycles>
    <meta:generator>LibreOffice/7.3.7.2$Linux_X86_64 LibreOffice_project/30$Build-2</meta:generator>
    <meta:document-statistic meta:table-count="0" meta:image-count="0" meta:object-count="0" meta:page-count="3" meta:paragraph-count="28" meta:word-count="426" meta:character-count="2421" meta:non-whitespace-character-count="2019"/>
  </office:meta>
</office:document-meta>
</file>